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66"/>
    </style:style>
    <style:style style:name="ce10" style:family="table-cell" style:parent-style-name="Default">
      <style:table-cell-properties fo:background-color="#66ff66"/>
      <style:text-properties fo:color="#3c3c3c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14" table:default-cell-style-name="ce7"/>
        <table:table-row table:style-name="ro1">
          <table:table-cell table:style-name="ce1" office:value-type="string" calcext:value-type="string">
            <text:p>Resultado de corridas de la implementacion del algoritmo utilizado para el problema de clustering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Version 1.0 (Entrega Sem 5)</text:p>
          </table:table-cell>
          <table:table-cell table:style-name="ce2" table:number-columns-repeated="14"/>
        </table:table-row>
        <table:table-row table:style-name="ro1">
          <table:table-cell table:style-name="ce2"/>
          <table:table-cell table:style-name="ce6" table:number-columns-repeated="14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rchivo de prueba: iris.data.txt</text:p>
          </table:table-cell>
          <table:table-cell table:style-name="ce3" table:number-columns-repeated="8"/>
        </table:table-row>
        <table:table-row table:style-name="ro2">
          <table:table-cell table:style-name="ce3" table:number-columns-repeated="7"/>
          <table:table-cell table:style-name="ce10" office:value-type="string" calcext:value-type="string">
            <text:p>Con K=3 con criterio de convergencia</text:p>
          </table:table-cell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Con k-means++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187.26" calcext:value-type="float">
            <text:p>187,26</text:p>
          </table:table-cell>
          <table:table-cell office:value-type="float" office:value="193.79" calcext:value-type="float">
            <text:p>193,79</text:p>
          </table:table-cell>
          <table:table-cell office:value-type="float" office:value="252.25" calcext:value-type="float">
            <text:p>252,25</text:p>
          </table:table-cell>
          <table:table-cell office:value-type="float" office:value="175.67" calcext:value-type="float">
            <text:p>175,67</text:p>
          </table:table-cell>
          <table:table-cell office:value-type="float" office:value="177.04" calcext:value-type="float">
            <text:p>177,04</text:p>
          </table:table-cell>
          <table:table-cell office:value-type="float" office:value="213.44" calcext:value-type="float">
            <text:p>213,44</text:p>
          </table:table-cell>
          <table:table-cell office:value-type="string" calcext:value-type="string">
            <text:p>195.84</text:p>
          </table:table-cell>
          <table:table-cell office:value-type="float" office:value="211.69" calcext:value-type="float">
            <text:p>211,69</text:p>
          </table:table-cell>
          <table:table-cell office:value-type="float" office:value="207.06" calcext:value-type="float">
            <text:p>207,06</text:p>
          </table:table-cell>
          <table:table-cell office:value-type="float" office:value="274.47" calcext:value-type="float">
            <text:p>274,47</text:p>
          </table:table-cell>
          <table:table-cell table:formula="of:=AVERAGE([.D9];[.E9];[.F9];[.G9];[.H9];[.I9];[.J9];[.K9];[.L9];[.M9])" office:value-type="float" office:value="210.296666666667" calcext:value-type="float">
            <text:p>210,296666666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°Iteraciones</text:p>
          </table:table-cell>
          <table:table-cell/>
          <table:table-cell office:value-type="string" calcext:value-type="string">
            <text:p>Porcentaje mejora</text:p>
          </table:table-cell>
          <table:table-cell office:value-type="float" office:value="0" calcext:value-type="float">
            <text:p>0</text:p>
          </table:table-cell>
          <table:table-cell office:value-type="float" office:value="0.751539" calcext:value-type="float">
            <text:p>0,751539</text:p>
          </table:table-cell>
          <table:table-cell office:value-type="float" office:value="0" calcext:value-type="float">
            <text:p>0</text:p>
          </table:table-cell>
          <table:table-cell office:value-type="float" office:value="0.0293939" calcext:value-type="float">
            <text:p>0,0293939</text:p>
          </table:table-cell>
          <table:table-cell office:value-type="float" office:value="0.0363597" calcext:value-type="float">
            <text:p>0,0363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182" calcext:value-type="float">
            <text:p>0,114182</text:p>
          </table:table-cell>
          <table:table-cell office:value-type="float" office:value="0.201844" calcext:value-type="float">
            <text:p>0,201844</text:p>
          </table:table-cell>
          <table:table-cell table:formula="of:=AVERAGE([.D11:.M11])" office:value-type="float" office:value="0.11333186" calcext:value-type="float">
            <text:p>0,11333186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table:number-columns-repeated="14"/>
        </table:table-row>
        <table:table-row table:style-name="ro1">
          <table:table-cell/>
          <table:table-cell table:style-name="ce8" table:number-columns-repeated="14"/>
        </table:table-row>
        <table:table-row table:style-name="ro1">
          <table:table-cell/>
          <table:table-cell office:value-type="string" calcext:value-type="string">
            <text:p><text:s text:c="12"/>Sin k-means++(Aleatorio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781.31" calcext:value-type="float">
            <text:p>781,31</text:p>
          </table:table-cell>
          <table:table-cell office:value-type="float" office:value="222.08" calcext:value-type="float">
            <text:p>222,08</text:p>
          </table:table-cell>
          <table:table-cell office:value-type="float" office:value="500.3" calcext:value-type="float">
            <text:p>500,3</text:p>
          </table:table-cell>
          <table:table-cell office:value-type="float" office:value="202.13" calcext:value-type="float">
            <text:p>202,13</text:p>
          </table:table-cell>
          <table:table-cell office:value-type="float" office:value="847.58" calcext:value-type="float">
            <text:p>847,58</text:p>
          </table:table-cell>
          <table:table-cell office:value-type="float" office:value="800.85" calcext:value-type="float">
            <text:p>800,85</text:p>
          </table:table-cell>
          <table:table-cell office:value-type="float" office:value="880.28" calcext:value-type="float">
            <text:p>880,28</text:p>
          </table:table-cell>
          <table:table-cell office:value-type="float" office:value="594.74" calcext:value-type="float">
            <text:p>594,74</text:p>
          </table:table-cell>
          <table:table-cell office:value-type="float" office:value="828.8" calcext:value-type="float">
            <text:p>828,8</text:p>
          </table:table-cell>
          <table:table-cell office:value-type="float" office:value="1166.43" calcext:value-type="float">
            <text:p>1166,43</text:p>
          </table:table-cell>
          <table:table-cell table:formula="of:=AVERAGE([.D16];[.D16];[.F16];[.G16];[.H16];[.I16];[.J16];[.K16];[.L16];[.M16])" office:value-type="float" office:value="738.373" calcext:value-type="float">
            <text:p>738,37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rcentaje mejo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6006" calcext:value-type="float">
            <text:p>0,55600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D18];[.E18];[.F18];[.G18];[.H18];[.I18];[.J18];[.K18];[.L18];[.M18])" office:value-type="float" office:value="0.0556006" calcext:value-type="float">
            <text:p>0,0556006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mentarios: Se puede observar que es muy poco lo que se mejora con respecto a la solución inicial, por lo tanto el Local Search no está aportando casi nada. Muy Pocas <text:s/></text:p>
          </table:table-cell>
          <table:table-cell table:style-name="ce9" table:number-columns-repeated="13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iteraciones y/o baja cardinalidad de la vecindad y/o el criterio de convergencia puede que sea la causa.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Con k-means, se logra un nivel de distorsion mucho menor y es lo que se esperaba, mientras que sin k-means las distorsiones son elevadas y variadas.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Al momento de las corridas, imprimimos tanto la solucion inicial como la solucion final y en la mayoría de los casos estás eran iguales. Eso refuerza nuestra suposición de que el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Local Search no está aportando como debería.</text:p>
          </table:table-cell>
          <table:table-cell table:style-name="ce9" table:number-columns-repeated="12"/>
        </table:table-row>
        <table:table-row table:style-name="ro1" table:number-rows-repeated="4">
          <table:table-cell table:style-name="Default" table:number-columns-repeated="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rchivo de prueba: iris.data.txt</text:p>
          </table:table-cell>
          <table:table-cell table:style-name="ce3" table:number-columns-repeated="8"/>
        </table:table-row>
        <table:table-row table:style-name="ro2">
          <table:table-cell table:style-name="ce3" table:number-columns-repeated="7"/>
          <table:table-cell table:style-name="ce10" office:value-type="string" calcext:value-type="string">
            <text:p>Con K=3 SIN criterio de convergencia</text:p>
          </table:table-cell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Con k-means++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171.26" calcext:value-type="float">
            <text:p>171,26</text:p>
          </table:table-cell>
          <table:table-cell office:value-type="float" office:value="178.53" calcext:value-type="float">
            <text:p>178,53</text:p>
          </table:table-cell>
          <table:table-cell office:value-type="float" office:value="185.12" calcext:value-type="float">
            <text:p>185,12</text:p>
          </table:table-cell>
          <table:table-cell office:value-type="float" office:value="261.12" calcext:value-type="float">
            <text:p>261,12</text:p>
          </table:table-cell>
          <table:table-cell office:value-type="float" office:value="211.51" calcext:value-type="float">
            <text:p>211,51</text:p>
          </table:table-cell>
          <table:table-cell office:value-type="float" office:value="178.78" calcext:value-type="float">
            <text:p>178,78</text:p>
          </table:table-cell>
          <table:table-cell office:value-type="float" office:value="188.99" calcext:value-type="float">
            <text:p>188,99</text:p>
          </table:table-cell>
          <table:table-cell office:value-type="float" office:value="179.48" calcext:value-type="float">
            <text:p>179,48</text:p>
          </table:table-cell>
          <table:table-cell office:value-type="float" office:value="215.33" calcext:value-type="float">
            <text:p>215,33</text:p>
          </table:table-cell>
          <table:table-cell office:value-type="float" office:value="165.73" calcext:value-type="float">
            <text:p>165,73</text:p>
          </table:table-cell>
          <table:table-cell table:formula="of:=AVERAGE([.D32];[.E32];[.F32];[.G32];[.H32];[.I32];[.J32];[.K32];[.L32];[.M32])" office:value-type="float" office:value="193.585" calcext:value-type="float">
            <text:p>193,58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°Iteraciones</text:p>
          </table:table-cell>
          <table:table-cell/>
          <table:table-cell office:value-type="string" calcext:value-type="string">
            <text:p>Porcentaje mejora con respecto a la solucion inicial</text:p>
          </table:table-cell>
          <table:table-cell office:value-type="float" office:value="0.6851" calcext:value-type="float">
            <text:p>0,6851</text:p>
          </table:table-cell>
          <table:table-cell office:value-type="string" calcext:value-type="string">
            <text:p>0.637892</text:p>
          </table:table-cell>
          <table:table-cell office:value-type="float" office:value="0.587835" calcext:value-type="float">
            <text:p>0,587835</text:p>
          </table:table-cell>
          <table:table-cell office:value-type="float" office:value="0.543576" calcext:value-type="float">
            <text:p>0,543576</text:p>
          </table:table-cell>
          <table:table-cell office:value-type="float" office:value="0.007274" calcext:value-type="float">
            <text:p>0,007274</text:p>
          </table:table-cell>
          <table:table-cell office:value-type="float" office:value="0.372124" calcext:value-type="float">
            <text:p>0,372124</text:p>
          </table:table-cell>
          <table:table-cell office:value-type="float" office:value="0.515634" calcext:value-type="float">
            <text:p>0,515634</text:p>
          </table:table-cell>
          <table:table-cell office:value-type="float" office:value="0.187469" calcext:value-type="float">
            <text:p>0,187469</text:p>
          </table:table-cell>
          <table:table-cell office:value-type="float" office:value="0" calcext:value-type="float">
            <text:p>0</text:p>
          </table:table-cell>
          <table:table-cell office:value-type="float" office:value="0.0493317" calcext:value-type="float">
            <text:p>0,0493317</text:p>
          </table:table-cell>
          <table:table-cell table:formula="of:=AVERAGE([.D34:.M34])" office:value-type="float" office:value="0.327593744444444" calcext:value-type="float">
            <text:p>0,3275937444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table:number-columns-repeated="14"/>
        </table:table-row>
        <table:table-row table:style-name="ro1">
          <table:table-cell/>
          <table:table-cell table:style-name="ce8" table:number-columns-repeated="14"/>
        </table:table-row>
        <table:table-row table:style-name="ro1">
          <table:table-cell/>
          <table:table-cell office:value-type="string" calcext:value-type="string">
            <text:p><text:s text:c="12"/>Sin k-means++(Aleatorio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220.14" calcext:value-type="float">
            <text:p>220,14</text:p>
          </table:table-cell>
          <table:table-cell office:value-type="float" office:value="187.56" calcext:value-type="float">
            <text:p>187,56</text:p>
          </table:table-cell>
          <table:table-cell office:value-type="float" office:value="234.12" calcext:value-type="float">
            <text:p>234,12</text:p>
          </table:table-cell>
          <table:table-cell office:value-type="float" office:value="223.59" calcext:value-type="float">
            <text:p>223,59</text:p>
          </table:table-cell>
          <table:table-cell office:value-type="float" office:value="169.45" calcext:value-type="float">
            <text:p>169,45</text:p>
          </table:table-cell>
          <table:table-cell office:value-type="float" office:value="240.62" calcext:value-type="float">
            <text:p>240,62</text:p>
          </table:table-cell>
          <table:table-cell office:value-type="float" office:value="165.9" calcext:value-type="float">
            <text:p>165,9</text:p>
          </table:table-cell>
          <table:table-cell office:value-type="float" office:value="501.96" calcext:value-type="float">
            <text:p>501,96</text:p>
          </table:table-cell>
          <table:table-cell office:value-type="float" office:value="224.3" calcext:value-type="float">
            <text:p>224,3</text:p>
          </table:table-cell>
          <table:table-cell office:value-type="float" office:value="245.12" calcext:value-type="float">
            <text:p>245,12</text:p>
          </table:table-cell>
          <table:table-cell table:formula="of:=AVERAGE([.D39];[.D39];[.F39];[.G39];[.H39];[.I39];[.J39];[.K39];[.L39];[.M39])" office:value-type="float" office:value="244.534" calcext:value-type="float">
            <text:p>244,53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rcentaje mejora con respecto a la solucion inicial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810584" calcext:value-type="float">
            <text:p>0,810584</text:p>
          </table:table-cell>
          <table:table-cell office:value-type="float" office:value="0.866905" calcext:value-type="float">
            <text:p>0,866905</text:p>
          </table:table-cell>
          <table:table-cell office:value-type="float" office:value="0.252557" calcext:value-type="float">
            <text:p>0,252557</text:p>
          </table:table-cell>
          <table:table-cell office:value-type="float" office:value="0" calcext:value-type="float">
            <text:p>0</text:p>
          </table:table-cell>
          <table:table-cell office:value-type="float" office:value="0.812413" calcext:value-type="float">
            <text:p>0,812413</text:p>
          </table:table-cell>
          <table:table-cell office:value-type="float" office:value="0.0965036" calcext:value-type="float">
            <text:p>0,0965036</text:p>
          </table:table-cell>
          <table:table-cell office:value-type="float" office:value="0.364543" calcext:value-type="float">
            <text:p>0,3645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41];[.E41];[.F41];[.G41];[.H41];[.I41];[.J41];[.K41];[.L41];[.M41])" office:value-type="float" office:value="0.33253056" calcext:value-type="float">
            <text:p>0,33253056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mentarios: </text:p>
          </table:table-cell>
          <table:table-cell table:style-name="ce9" office:value-type="string" calcext:value-type="string">
            <text:p>Se ve la mejora sobretodo sin kmeans++ cuando le quitamos el criterio de convergencia. La razón es que cuando teníamos el criterio de convergencia, el LS no pasaba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De 1 iteración, por lo tanto su contribución era prácticamente nula. Ahora sin criterio de convergencia estamos obligando a que corra las 25 iteraciones, dándole así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mas oportunidad de que mejore la solución inicial.</text:p>
          </table:table-cell>
          <table:table-cell table:style-name="ce9" table:number-columns-repeated="12"/>
        </table:table-row>
        <table:table-row table:style-name="ro1">
          <table:table-cell/>
          <table:table-cell table:style-name="ce9" table:number-columns-repeated="14"/>
        </table:table-row>
        <table:table-row table:style-name="ro1">
          <table:table-cell/>
          <table:table-cell table:style-name="ce9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lin </meta:initial-creator>
    <meta:creation-date>2015-05-07T22:46:13.252433366</meta:creation-date>
    <dc:date>2015-05-08T01:24:52.504580677</dc:date>
    <dc:creator>franklin </dc:creator>
    <meta:editing-duration>PT10M7S</meta:editing-duration>
    <meta:editing-cycles>1</meta:editing-cycles>
    <meta:document-statistic meta:table-count="1" meta:cell-count="163" meta:object-count="0"/>
    <meta:generator>LibreOffice/4.2.7.2$Linux_X86_64 LibreOffice_project/420m0$Build-2</meta:generator>
  </office:meta>
</office:document-meta>
</file>